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normal" officeooo:rsid="0001ec46" officeooo:paragraph-rsid="0001ec46"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22pt" fo:font-weight="bold" officeooo:rsid="0001ec46" officeooo:paragraph-rsid="0001ec46"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1pt" fo:font-weight="normal" officeooo:rsid="0001ecee" officeooo:paragraph-rsid="0001ecee"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1ecee" officeooo:paragraph-rsid="00032825"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32825" officeooo:paragraph-rsid="00032825"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bold" officeooo:rsid="0001ecee" officeooo:paragraph-rsid="0001ecee" style:font-size-asian="9.60000038146973pt" style:font-weight-asian="bold" style:font-size-complex="11pt" style:font-weight-complex="bold"/>
    </style:style>
    <style:style style:name="P7" style:family="paragraph" style:parent-style-name="Standard">
      <style:paragraph-properties fo:text-align="start" style:justify-single-word="false"/>
      <style:text-properties fo:font-size="11pt" fo:font-weight="bold" officeooo:rsid="0001ecee" officeooo:paragraph-rsid="00032825"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fo:font-size="12pt" fo:font-weight="bold" officeooo:rsid="0001ecee" officeooo:paragraph-rsid="0001ecee"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fo:font-size="11pt" fo:font-weight="bold" officeooo:rsid="0001ecee" officeooo:paragraph-rsid="0001ecee"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fo:font-size="11pt" fo:font-weight="bold" officeooo:rsid="0001ecee" officeooo:paragraph-rsid="0001ecee"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fo:font-size="11pt" fo:font-weight="normal" officeooo:rsid="0001ecee" officeooo:paragraph-rsid="0001ecee"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050f63" officeooo:paragraph-rsid="00050f63" style:font-size-asian="9.60000038146973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2825" style:font-weight-asian="normal" style:font-weight-complex="normal"/>
    </style:style>
    <style:style style:name="T3" style:family="text">
      <style:text-properties officeooo:rsid="00032825"/>
    </style:style>
    <style:style style:name="T4" style:family="text">
      <style:text-properties fo:font-weight="bold" officeooo:rsid="00032825" style:font-weight-asian="bold" style:font-weight-complex="bold"/>
    </style:style>
    <style:style style:name="T5" style:family="text">
      <style:text-properties officeooo:rsid="00050f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stemas Operativos</text:p>
      <text:p text:style-name="P1">Lab 2.2</text:p>
      <text:p text:style-name="P1"/>
      <text:p text:style-name="P1">Jorge Alfredo Mayna Flores</text:p>
      <text:p text:style-name="P1"/>
      <text:p text:style-name="P1"/>
      <text:p text:style-name="P8"><text:span text:style-name="T5">Reducción Gaussiana</text:span>:</text:p>
      <text:p text:style-name="P12">Luego de haber analizado el código de reducción gaussiana se hizo unas modificaciones para que funcione en paralelo. Para lograr esto se uso la misma técnica que en la multiplicación de matrices para que los threads se dividieran equitativamente el trabajo.</text:p>
      <text:p text:style-name="P8"><text:s/></text:p>
      <text:p text:style-name="P3">Luego de implementar la <text:span text:style-name="T5">reduccion de gaus en paralelo</text:span> se paso a medir <text:span text:style-name="T5">el tiempo</text:span> que tardaba <text:span text:style-name="T5">para 2, 4 y 8 threads</text:span>. Para esto se trabajó con una matriz de tamaño <text:span text:style-name="T5">8192</text:span>x<text:span text:style-name="T5">8192</text:span> .</text:p>
      <text:p text:style-name="P3"/>
      <text:list xml:id="list1417816767" text:style-name="L1">
        <text:list-item>
          <text:p text:style-name="P9">Paralelo:</text:p>
        </text:list-item>
      </text:list>
      <text:p text:style-name="P7"><text:tab/><text:span text:style-name="T2">Para 2 threads el tiempo fue 0.046317 </text:span><text:span text:style-name="T1">segundos.</text:span></text:p>
      <text:p text:style-name="P7"><text:span text:style-name="T1"><text:tab/></text:span><text:span text:style-name="T2">Para 4 threads el tiempo fue 0.045063 </text:span><text:span text:style-name="T1">segundos.</text:span><text:tab/></text:p>
      <text:p text:style-name="P4"><text:tab/><text:span text:style-name="T3">Para 8 threads el tiempo fue 0.046338 </text:span>segundos.</text:p>
      <text:p text:style-name="P4"/>
      <text:p text:style-name="P4"><text:span text:style-name="T4">Resultados:</text:span><text:tab/></text:p>
      <text:p text:style-name="P5"/>
      <text:p text:style-name="P5"/>
      <text:p text:style-name="P6"/>
      <text:p text:style-name="P6"/>
      <text:p text:style-name="P6"><text:a xlink:type="simple" xlink:href="http://www.gnuplotting.org/plotting-data/" text:style-name="Internet_20_link" text:visited-style-name="Visited_20_Internet_20_Link">http://www.gnuplotting.org/plotting-dat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2:27:29.516237013</meta:creation-date>
    <dc:date>2019-04-21T14:43:27.225553714</dc:date>
    <meta:editing-duration>PT25M40S</meta:editing-duration>
    <meta:editing-cycles>4</meta:editing-cycles>
    <meta:generator>LibreOffice/6.0.7.3$Linux_X86_64 LibreOffice_project/00m0$Build-3</meta:generator>
    <meta:document-statistic meta:table-count="0" meta:image-count="0" meta:object-count="0" meta:page-count="1" meta:paragraph-count="13" meta:word-count="113" meta:character-count="710" meta:non-whitespace-character-count="604"/>
  </office:meta>
</office:document-meta>
</file>